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2"/>
    <style:style style:name="ce6" style:family="table-cell" style:parent-style-name="Default" style:data-style-name="N1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Boost loss</text:p>
          </table:table-cell>
          <table:table-cell table:style-name="ce1" office:value-type="string" calcext:value-type="string">
            <text:p>stm32l052</text:p>
          </table:table-cell>
          <table:table-cell table:style-name="ce1" office:value-type="string" calcext:value-type="string">
            <text:p>rfm69w</text:p>
          </table:table-cell>
          <table:table-cell table:style-name="ce1" office:value-type="string" calcext:value-type="string">
            <text:p>htu21d</text:p>
          </table:table-cell>
          <table:table-cell table:style-name="ce1" office:value-type="string" calcext:value-type="string">
            <text:p>ms5637</text:p>
          </table:table-cell>
          <table:table-cell table:style-name="ce1" office:value-type="string" calcext:value-type="string">
            <text:p>tept4400</text:p>
          </table:table-cell>
          <table:table-cell table:style-name="ce1" office:value-type="string" calcext:value-type="string">
            <text:p>total</text:p>
          </table:table-cell>
          <table:table-cell/>
          <table:table-cell table:style-name="ce1" office:value-type="string" calcext:value-type="string">
            <text:p>All in uA referred to 3v3</text:p>
          </table:table-cell>
        </table:table-row>
        <table:table-row table:style-name="ro1">
          <table:table-cell office:value-type="string" calcext:value-type="string">
            <text:p>Boost Quiescent</text:p>
          </table:table-cell>
          <table:table-cell office:value-type="float" office:value="20" calcext:value-type="float">
            <office:annotation draw:style-name="gr1" draw:text-style-name="P2" svg:width="28.99mm" svg:height="5.96mm" svg:x="74.98mm" svg:y="0mm" draw:caption-point-x="-6.1mm" draw:caption-point-y="4.61mm">
              <dc:date>2015-12-21T00:00:00</dc:date>
              <text:p text:style-name="P1"><text:span text:style-name="T1">At 1.2V</text:span></text:p>
            </office:annotation>
            <text:p>20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 run</text:p>
          </table:table-cell>
          <table:table-cell office:value-type="string" calcext:value-type="string">
            <text:p>-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 sleep</text:p>
          </table:table-cell>
          <table:table-cell office:value-type="string" calcext:value-type="string">
            <text:p>-</text:p>
          </table:table-cell>
          <table:table-cell office:value-type="float" office:value="670" calcext:value-type="float">
            <text:p>67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 LP run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 LP sleep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 Stop +RT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M69W Slee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M69W Idle +R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M69W Standby +XT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M69W R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M69W TX 0dB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00" calcext:value-type="float">
            <text:p>20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M69W TX +13dB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5000" calcext:value-type="float">
            <text:p>45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U21D sleep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U21D measur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5637 standb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5637 measur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T4400 dark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T4400 hallway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T4400 offic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T4400 overcas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number-columns-repeated="7"/>
          <table:table-cell table:style-name="ce1" office:value-type="string" calcext:value-type="string">
            <text:p>Time/ms</text:p>
          </table:table-cell>
          <table:table-cell/>
        </table:table-row>
        <table:table-row table:style-name="ro1">
          <table:table-cell table:style-name="ce2" office:value-type="string" calcext:value-type="string">
            <text:p>Sleep</text:p>
          </table:table-cell>
          <table:table-cell table:style-name="ce4" office:value-type="float" office:value="20" calcext:value-type="float">
            <text:p>20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1.2" calcext:value-type="float">
            <text:p>1.20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SUM([.B24:.G24])" office:value-type="float" office:value="22.23" calcext:value-type="float">
            <text:p>22.23</text:p>
          </table:table-cell>
          <table:table-cell table:style-name="ce6" office:value-type="float" office:value="60000" calcext:value-type="float">
            <text:p>60000</text:p>
          </table:table-cell>
          <table:table-cell office:value-type="string" calcext:value-type="string">
            <text:p>every minute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table:style-name="ce4" office:value-type="float" office:value="20" calcext:value-type="float">
            <text:p>20.00</text:p>
          </table:table-cell>
          <table:table-cell table:style-name="ce4" office:value-type="float" office:value="3000" calcext:value-type="float">
            <text:p>300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450" calcext:value-type="float">
            <text:p>450.00</text:p>
          </table:table-cell>
          <table:table-cell table:style-name="ce4" office:value-type="float" office:value="20" calcext:value-type="float">
            <text:p>20.00</text:p>
          </table:table-cell>
          <table:table-cell table:style-name="ce4" office:value-type="float" office:value="800" calcext:value-type="float">
            <text:p>800.00</text:p>
          </table:table-cell>
          <table:table-cell table:style-name="ce4" table:formula="of:=SUM([.B25:.G25])" office:value-type="float" office:value="4290.1" calcext:value-type="float">
            <text:p>4290.10</text:p>
          </table:table-cell>
          <table:table-cell table:style-name="ce6" table:formula="of:=MAX(6; 5; 0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X</text:p>
          </table:table-cell>
          <table:table-cell table:style-name="ce4" office:value-type="float" office:value="20" calcext:value-type="float">
            <text:p>20.00</text:p>
          </table:table-cell>
          <table:table-cell table:style-name="ce4" office:value-type="float" office:value="3000" calcext:value-type="float">
            <text:p>3000.00</text:p>
          </table:table-cell>
          <table:table-cell table:style-name="ce4" office:value-type="float" office:value="45000" calcext:value-type="float">
            <text:p>45000.00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SUM([.B26:.G26])" office:value-type="float" office:value="48020.03" calcext:value-type="float">
            <text:p>48020.03</text:p>
          </table:table-cell>
          <table:table-cell table:style-name="ce6" table:formula="of:=1+64/2000*1000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X (gateway)</text:p>
          </table:table-cell>
          <table:table-cell table:style-name="ce4" office:value-type="float" office:value="20" calcext:value-type="float">
            <text:p>20.00</text:p>
          </table:table-cell>
          <table:table-cell table:style-name="ce4" office:value-type="float" office:value="3000" calcext:value-type="float">
            <text:p>3000.00</text:p>
          </table:table-cell>
          <table:table-cell table:style-name="ce4" office:value-type="float" office:value="16000" calcext:value-type="float">
            <text:p>16000.00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SUM([.B27:.G27])" office:value-type="float" office:value="19020.03" calcext:value-type="float">
            <text:p>19020.03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TOTAL (time-average)</text:p>
          </table:table-cell>
          <table:table-cell table:style-name="ce4" table:formula="of:=([.B24]*[.$I24]+[.B25]*[.$I25]+[.B26]*[.$I26]+[.B27]*[.$I27])/[.$I$28]" office:value-type="float" office:value="20" calcext:value-type="float">
            <text:p>20.00</text:p>
          </table:table-cell>
          <table:table-cell table:style-name="ce4" table:formula="of:=([.C24]*[.$I24]+[.C25]*[.$I25]+[.C26]*[.$I26]+[.C27]*[.$I27])/[.$I$28]" office:value-type="float" office:value="2.94808374556538" calcext:value-type="float">
            <text:p>2.95</text:p>
          </table:table-cell>
          <table:table-cell table:style-name="ce4" table:formula="of:=([.D24]*[.$I24]+[.D25]*[.$I25]+[.D26]*[.$I26]+[.D27]*[.$I27])/[.$I$28]" office:value-type="float" office:value="25.9331534502573" calcext:value-type="float">
            <text:p>25.93</text:p>
          </table:table-cell>
          <table:table-cell table:style-name="ce4" table:formula="of:=([.E24]*[.$I24]+[.E25]*[.$I25]+[.E26]*[.$I26]+[.E27]*[.$I27])/[.$I$28]" office:value-type="float" office:value="0.0649687702993055" calcext:value-type="float">
            <text:p>0.06</text:p>
          </table:table-cell>
          <table:table-cell table:style-name="ce4" table:formula="of:=([.F24]*[.$I24]+[.F25]*[.$I25]+[.F26]*[.$I26]+[.F27]*[.$I27])/[.$I$28]" office:value-type="float" office:value="0.0119977014940289" calcext:value-type="float">
            <text:p>0.01</text:p>
          </table:table-cell>
          <table:table-cell table:style-name="ce4" table:formula="of:=([.G24]*[.$I24]+[.G25]*[.$I25]+[.G26]*[.$I26]+[.G27]*[.$I27])/[.$I$28]" office:value-type="float" office:value="0.0799480337780443" calcext:value-type="float">
            <text:p>0.08</text:p>
          </table:table-cell>
          <table:table-cell table:style-name="ce4" table:formula="of:=([.H24]*[.$I24]+[.H25]*[.$I25]+[.H26]*[.$I26]+[.H27]*[.$I27])/[.$I$28]" office:value-type="float" office:value="49.0381517013941" calcext:value-type="float">
            <text:p>49.04</text:p>
          </table:table-cell>
          <table:table-cell table:style-name="ce6" table:formula="of:=SUM([.I24:.I27])" office:value-type="float" office:value="60039" calcext:value-type="float">
            <text:p>60039</text:p>
          </table:table-cell>
          <table:table-cell/>
        </table:table-row>
        <table:table-row table:style-name="ro1">
          <table:table-cell/>
          <table:table-cell table:style-name="ce5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" office:value-type="string" calcext:value-type="string">
            <text:p>Ave I / uA:</text:p>
          </table:table-cell>
          <table:table-cell table:style-name="ce5" table:formula="of:=([.H24]*[.I24]+[.H25]*[.I25]+[.H26]*[.I26]+[.H27]*[.I27])/[.I28]" office:value-type="float" office:value="49.0381517013941" calcext:value-type="float">
            <text:p>49.04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" office:value-type="string" calcext:value-type="string">
            <text:p>AA life</text:p>
          </table:table-cell>
          <table:table-cell table:style-name="ce5" table:formula="of:=3000*1000/[.I30]*1.2/3.3" office:value-type="float" office:value="22246.1298613357" calcext:value-type="float">
            <text:p>22246.13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/>
          <table:table-cell table:style-name="Default" table:number-columns-repeated="6"/>
          <table:table-cell table:style-name="ce1" office:value-type="string" calcext:value-type="string">
            <text:p>AA life</text:p>
          </table:table-cell>
          <table:table-cell table:style-name="ce5" table:formula="of:=[.I31]/24" office:value-type="float" office:value="926.922077555652" calcext:value-type="float">
            <text:p>926.92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/>
          <table:table-cell table:style-name="Default" table:number-columns-repeated="6"/>
          <table:table-cell table:style-name="ce1" office:value-type="string" calcext:value-type="string">
            <text:p>AA life</text:p>
          </table:table-cell>
          <table:table-cell table:style-name="ce5" table:formula="of:=[.I32]/365" office:value-type="float" office:value="2.53951254124836" calcext:value-type="float">
            <text:p>2.54</text:p>
          </table:table-cell>
          <table:table-cell office:value-type="string" calcext:value-type="string">
            <text:p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23:58:12.257152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5-12-21T23:07:58.041966756</meta:creation-date>
    <dc:date>2016-02-24T00:08:45.362742614</dc:date>
    <dc:creator>David Turner</dc:creator>
    <meta:editing-duration>PT2H39M15S</meta:editing-duration>
    <meta:editing-cycles>4</meta:editing-cycles>
    <meta:generator>LibreOffice/5.0.5.2$Linux_X86_64 LibreOffice_project/00m0$Build-2</meta:generator>
    <meta:document-statistic meta:table-count="1" meta:cell-count="228" meta:object-count="0"/>
  </office:meta>
</office:document-meta>
</file>